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/>
    <style:font-face style:name="Trebuchet MS" svg:font-family="'Trebuchet MS'"/>
    <style:font-face style:name="Ubuntu Condensed" svg:font-family="'Ubuntu Condensed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7.1271in" fo:margin-left="0in" style:page-number="auto" fo:break-before="auto" fo:break-after="auto" table:align="left" style:writing-mode="lr-tb"/>
    </style:style>
    <style:style style:name="Table1.A" style:family="table-column">
      <style:table-column-properties style:column-width="3.6285in"/>
    </style:style>
    <style:style style:name="Table1.B" style:family="table-column">
      <style:table-column-properties style:column-width="3.4986in"/>
    </style:style>
    <style:style style:name="Table1.A1" style:family="table-cell">
      <style:table-cell-properties style:vertical-align="top" fo:padding="0.0694in" fo:border="none"/>
    </style:style>
    <style:style style:name="Table2" style:family="table">
      <style:table-properties style:width="7.1271in" fo:margin-left="0in" table:align="left" style:writing-mode="lr-tb"/>
    </style:style>
    <style:style style:name="Table2.A" style:family="table-column">
      <style:table-column-properties style:column-width="1in"/>
    </style:style>
    <style:style style:name="Table2.B" style:family="table-column">
      <style:table-column-properties style:column-width="6.1271in"/>
    </style:style>
    <style:style style:name="Table2.A1" style:family="table-cell">
      <style:table-cell-properties style:vertical-align="top" fo:padding="0.0694in" fo:border="none"/>
    </style:style>
    <style:style style:name="Table3" style:family="table">
      <style:table-properties style:width="7.1271in" fo:margin-left="0in" table:align="left" style:writing-mode="lr-tb"/>
    </style:style>
    <style:style style:name="Table3.A" style:family="table-column">
      <style:table-column-properties style:column-width="1in"/>
    </style:style>
    <style:style style:name="Table3.B" style:family="table-column">
      <style:table-column-properties style:column-width="6.1271in"/>
    </style:style>
    <style:style style:name="Table3.A1" style:family="table-cell">
      <style:table-cell-properties style:vertical-align="top" fo:padding="0.0694in" fo:border="none"/>
    </style:style>
    <style:style style:name="Table4" style:family="table">
      <style:table-properties style:width="7.1271in" fo:margin-left="0in" fo:break-before="auto" fo:break-after="auto" table:align="left" style:writing-mode="lr-tb"/>
    </style:style>
    <style:style style:name="Table4.A" style:family="table-column">
      <style:table-column-properties style:column-width="1in"/>
    </style:style>
    <style:style style:name="Table4.B" style:family="table-column">
      <style:table-column-properties style:column-width="6.1271in"/>
    </style:style>
    <style:style style:name="Table4.A1" style:family="table-cell">
      <style:table-cell-properties style:vertical-align="top" fo:padding="0.0694in" fo:border="none"/>
    </style:style>
    <style:style style:name="Table13" style:family="table">
      <style:table-properties style:width="5.9375in" fo:break-before="auto" fo:break-after="auto" table:align="left" style:writing-mode="lr-tb"/>
    </style:style>
    <style:style style:name="Table13.A" style:family="table-column">
      <style:table-column-properties style:column-width="1.5021in"/>
    </style:style>
    <style:style style:name="Table13.B" style:family="table-column">
      <style:table-column-properties style:column-width="1.5014in"/>
    </style:style>
    <style:style style:name="Table13.C" style:family="table-column">
      <style:table-column-properties style:column-width="0.9986in"/>
    </style:style>
    <style:style style:name="Table13.D" style:family="table-column">
      <style:table-column-properties style:column-width="1.9354in"/>
    </style:style>
    <style:style style:name="Table13.1" style:family="table-row">
      <style:table-row-properties style:min-row-height="0.3125in"/>
    </style:style>
    <style:style style:name="Table5" style:family="table">
      <style:table-properties style:width="5.9361in" fo:margin-left="0.0014in" table:align="left" style:writing-mode="lr-tb"/>
    </style:style>
    <style:style style:name="Table5.A" style:family="table-column">
      <style:table-column-properties style:column-width="1.5021in"/>
    </style:style>
    <style:style style:name="Table5.B" style:family="table-column">
      <style:table-column-properties style:column-width="1.5014in"/>
    </style:style>
    <style:style style:name="Table5.C" style:family="table-column">
      <style:table-column-properties style:column-width="0.9986in"/>
    </style:style>
    <style:style style:name="Table5.D" style:family="table-column">
      <style:table-column-properties style:column-width="1.934in"/>
    </style:style>
    <style:style style:name="Table5.A1" style:family="table-cell">
      <style:table-cell-properties style:vertical-align="top" fo:padding="0.0694in" fo:border="none"/>
    </style:style>
    <style:style style:name="Table6" style:family="table">
      <style:table-properties style:width="5.9375in" table:align="left" style:writing-mode="lr-tb"/>
    </style:style>
    <style:style style:name="Table6.A" style:family="table-column">
      <style:table-column-properties style:column-width="1.5021in"/>
    </style:style>
    <style:style style:name="Table6.B" style:family="table-column">
      <style:table-column-properties style:column-width="1.5014in"/>
    </style:style>
    <style:style style:name="Table6.C" style:family="table-column">
      <style:table-column-properties style:column-width="0.9986in"/>
    </style:style>
    <style:style style:name="Table6.D" style:family="table-column">
      <style:table-column-properties style:column-width="1.9354in"/>
    </style:style>
    <style:style style:name="Table6.A1" style:family="table-cell">
      <style:table-cell-properties style:vertical-align="top" fo:padding="0.0694in" fo:border="none"/>
    </style:style>
    <style:style style:name="Table7" style:family="table">
      <style:table-properties style:width="5.9375in" table:align="left" style:writing-mode="lr-tb"/>
    </style:style>
    <style:style style:name="Table7.A" style:family="table-column">
      <style:table-column-properties style:column-width="1.5021in"/>
    </style:style>
    <style:style style:name="Table7.B" style:family="table-column">
      <style:table-column-properties style:column-width="1.5014in"/>
    </style:style>
    <style:style style:name="Table7.C" style:family="table-column">
      <style:table-column-properties style:column-width="0.9986in"/>
    </style:style>
    <style:style style:name="Table7.D" style:family="table-column">
      <style:table-column-properties style:column-width="1.9354in"/>
    </style:style>
    <style:style style:name="Table7.A1" style:family="table-cell">
      <style:table-cell-properties style:vertical-align="top" fo:padding="0.0694in" fo:border="none"/>
    </style:style>
    <style:style style:name="Table9" style:family="table">
      <style:table-properties style:width="5.9375in" fo:break-before="auto" fo:break-after="auto" table:align="left" style:writing-mode="lr-tb"/>
    </style:style>
    <style:style style:name="Table9.A" style:family="table-column">
      <style:table-column-properties style:column-width="1.5021in"/>
    </style:style>
    <style:style style:name="Table9.B" style:family="table-column">
      <style:table-column-properties style:column-width="1.5014in"/>
    </style:style>
    <style:style style:name="Table9.C" style:family="table-column">
      <style:table-column-properties style:column-width="0.9986in"/>
    </style:style>
    <style:style style:name="Table9.D" style:family="table-column">
      <style:table-column-properties style:column-width="1.9354in"/>
    </style:style>
    <style:style style:name="Table9.A1" style:family="table-cell">
      <style:table-cell-properties style:vertical-align="top" fo:padding="0.0694in" fo:border="none"/>
    </style:style>
    <style:style style:name="Table10" style:family="table">
      <style:table-properties style:width="5.9375in" table:align="left" style:writing-mode="lr-tb"/>
    </style:style>
    <style:style style:name="Table10.A" style:family="table-column">
      <style:table-column-properties style:column-width="1.5021in"/>
    </style:style>
    <style:style style:name="Table10.B" style:family="table-column">
      <style:table-column-properties style:column-width="1.5014in"/>
    </style:style>
    <style:style style:name="Table10.C" style:family="table-column">
      <style:table-column-properties style:column-width="0.9986in"/>
    </style:style>
    <style:style style:name="Table10.D" style:family="table-column">
      <style:table-column-properties style:column-width="1.9354in"/>
    </style:style>
    <style:style style:name="Table10.A1" style:family="table-cell">
      <style:table-cell-properties style:vertical-align="top" fo:padding="0.0694in" fo:border="none"/>
    </style:style>
    <style:style style:name="Table11" style:family="table">
      <style:table-properties style:width="5.9375in" table:align="left" style:writing-mode="lr-tb"/>
    </style:style>
    <style:style style:name="Table11.A" style:family="table-column">
      <style:table-column-properties style:column-width="1.5021in"/>
    </style:style>
    <style:style style:name="Table11.B" style:family="table-column">
      <style:table-column-properties style:column-width="1.5014in"/>
    </style:style>
    <style:style style:name="Table11.C" style:family="table-column">
      <style:table-column-properties style:column-width="0.9986in"/>
    </style:style>
    <style:style style:name="Table11.D" style:family="table-column">
      <style:table-column-properties style:column-width="1.9354in"/>
    </style:style>
    <style:style style:name="Table11.A1" style:family="table-cell">
      <style:table-cell-properties style:vertical-align="top" fo:padding="0.0694in" fo:border="none"/>
    </style:style>
    <style:style style:name="Table12" style:family="table">
      <style:table-properties style:width="5.9375in" table:align="left" style:writing-mode="lr-tb"/>
    </style:style>
    <style:style style:name="Table12.A" style:family="table-column">
      <style:table-column-properties style:column-width="1.5021in"/>
    </style:style>
    <style:style style:name="Table12.B" style:family="table-column">
      <style:table-column-properties style:column-width="1.5014in"/>
    </style:style>
    <style:style style:name="Table12.C" style:family="table-column">
      <style:table-column-properties style:column-width="0.9986in"/>
    </style:style>
    <style:style style:name="Table12.D" style:family="table-column">
      <style:table-column-properties style:column-width="1.9354in"/>
    </style:style>
    <style:style style:name="Table12.A1" style:family="table-cell">
      <style:table-cell-properties style:vertical-align="top" fo:padding="0.0694in" fo:border="none"/>
    </style:style>
    <style:style style:name="Table8" style:family="table">
      <style:table-properties style:width="5.9375in" table:align="left" style:writing-mode="lr-tb"/>
    </style:style>
    <style:style style:name="Table8.A" style:family="table-column">
      <style:table-column-properties style:column-width="1.5021in"/>
    </style:style>
    <style:style style:name="Table8.B" style:family="table-column">
      <style:table-column-properties style:column-width="1.5014in"/>
    </style:style>
    <style:style style:name="Table8.C" style:family="table-column">
      <style:table-column-properties style:column-width="0.9986in"/>
    </style:style>
    <style:style style:name="Table8.D" style:family="table-column">
      <style:table-column-properties style:column-width="1.9354in"/>
    </style:style>
    <style:style style:name="Table8.A1" style:family="table-cell">
      <style:table-cell-properties style:vertical-align="top" fo:padding="0.0694in" fo:border="none"/>
    </style:style>
    <style:style style:name="Table14" style:family="table">
      <style:table-properties style:width="5.9896in" fo:margin-left="0in" table:align="left" style:writing-mode="lr-tb"/>
    </style:style>
    <style:style style:name="Table14.A" style:family="table-column">
      <style:table-column-properties style:column-width="1.4965in"/>
    </style:style>
    <style:style style:name="Table14.B" style:family="table-column">
      <style:table-column-properties style:column-width="1.5069in"/>
    </style:style>
    <style:style style:name="Table14.C" style:family="table-column">
      <style:table-column-properties style:column-width="0.9986in"/>
    </style:style>
    <style:style style:name="Table14.D" style:family="table-column">
      <style:table-column-properties style:column-width="1.9875in"/>
    </style:style>
    <style:style style:name="Table15" style:family="table">
      <style:table-properties style:width="5.9375in" fo:break-before="auto" fo:break-after="auto" table:align="left" style:writing-mode="lr-tb"/>
    </style:style>
    <style:style style:name="Table15.A" style:family="table-column">
      <style:table-column-properties style:column-width="1.5021in"/>
    </style:style>
    <style:style style:name="Table15.B" style:family="table-column">
      <style:table-column-properties style:column-width="1.5014in"/>
    </style:style>
    <style:style style:name="Table15.C" style:family="table-column">
      <style:table-column-properties style:column-width="0.9986in"/>
    </style:style>
    <style:style style:name="Table15.D" style:family="table-column">
      <style:table-column-properties style:column-width="1.9354in"/>
    </style:style>
    <style:style style:name="Table15.1" style:family="table-row">
      <style:table-row-properties style:min-row-height="0.3125in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officeooo:paragraph-rsid="001800a7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paragraph-rsid="001800a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paragraph-rsid="0017e99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rsid="0014946a" officeooo:paragraph-rsid="0017e99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paragraph-rsid="0007f01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paragraph-rsid="001707a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paragraph-rsid="001800a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Ubuntu Condensed" fo:font-size="14pt" fo:font-style="normal" style:text-underline-style="none" fo:font-weight="bold" style:font-name-asian="Ubuntu Condensed" style:font-size-asian="14pt" style:font-style-asian="normal" style:font-weight-asian="bold" style:font-name-complex="Ubuntu Condensed" style:font-size-complex="14pt" style:font-style-complex="normal" style:font-weight-complex="bold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Ubuntu Condensed" fo:font-size="8pt" fo:font-style="normal" style:text-underline-style="none" fo:font-weight="normal" style:font-name-asian="Ubuntu Condensed" style:font-size-asian="8pt" style:font-style-asian="normal" style:font-weight-asian="normal" style:font-name-complex="Ubuntu Condensed" style:font-size-complex="8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officeooo:paragraph-rsid="0007f013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officeooo:paragraph-rsid="001707ab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officeooo:paragraph-rsid="0017e997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officeooo:paragraph-rsid="001800a7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officeooo:paragraph-rsid="0018897e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officeooo:paragraph-rsid="001b6369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fo:break-before="auto" fo:break-after="auto" style:writing-mode="lr-tb"/>
      <style:text-properties fo:color="#000000" officeooo:paragraph-rsid="001800a7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fo:font-style="italic" style:font-style-asian="italic" style:font-style-complex="italic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fo:font-size="8pt" style:font-size-asian="8pt" style:font-size-complex="8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fo:font-size="8pt" officeooo:paragraph-rsid="0015e65e" style:font-size-asian="8pt" style:font-size-complex="8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lr-tb"/>
      <style:text-properties officeooo:paragraph-rsid="0017e997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lr-tb"/>
      <style:text-properties officeooo:paragraph-rsid="001800a7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lr-tb"/>
      <style:text-properties officeooo:paragraph-rsid="00226d41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paragraph-rsid="0007f01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paragraph-rsid="001800a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26d41" officeooo:paragraph-rsid="00226d4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26d41" officeooo:paragraph-rsid="00226d4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lr-tb"/>
      <style:text-properties fo:color="#000000" style:text-line-through-style="none" style:text-line-through-type="none" style:font-name="Arial" fo:font-size="10pt" fo:font-style="normal" style:text-underline-style="solid" style:text-underline-width="auto" style:text-underline-color="font-color" fo:font-weight="normal" officeooo:paragraph-rsid="001800a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lr-tb"/>
      <style:text-properties fo:color="#000000" style:text-line-through-style="none" style:text-line-through-type="none" style:font-name="Arial" fo:font-size="10pt" fo:font-style="normal" style:text-underline-style="solid" style:text-underline-width="auto" style:text-underline-color="font-color" fo:font-weight="bold" officeooo:rsid="001800a7" officeooo:paragraph-rsid="001800a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00" officeooo:paragraph-rsid="0018897e" fo:background-color="transparent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lr-tb"/>
      <style:text-properties fo:color="#0000cc" style:text-line-through-style="none" style:text-line-through-type="none" style:font-name="Arial" fo:font-size="10pt" fo:font-style="normal" style:text-underline-style="none" fo:font-weight="bold" officeooo:rsid="0017e997" officeooo:paragraph-rsid="001800a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lr-tb"/>
      <style:text-properties fo:color="#0000cc" style:text-line-through-style="none" style:text-line-through-type="none" style:font-name="Arial" fo:font-size="10pt" fo:font-style="normal" style:text-underline-style="solid" style:text-underline-width="auto" style:text-underline-color="font-color" fo:font-weight="normal" officeooo:rsid="001800a7" officeooo:paragraph-rsid="0017e99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7" style:family="paragraph" style:parent-style-name="Standard">
      <style:paragraph-properties fo:margin-left="0in" fo:margin-right="0in" fo:line-height="100%" fo:text-indent="0in" style:auto-text-indent="false" fo:break-before="auto" fo:break-after="auto" style:writing-mode="lr-tb"/>
      <style:text-properties fo:color="#000000"/>
    </style:style>
    <style:style style:name="P38" style:family="paragraph" style:parent-style-name="Standard">
      <style:paragraph-properties fo:margin-left="0in" fo:margin-right="0in" fo:line-height="100%" fo:text-indent="0in" style:auto-text-indent="false" fo:break-before="auto" fo:break-after="auto" style:writing-mode="lr-tb"/>
      <style:text-properties fo:color="#000000" officeooo:paragraph-rsid="00107bfd"/>
    </style:style>
    <style:style style:name="P39" style:family="paragraph" style:parent-style-name="Standard">
      <style:paragraph-properties fo:margin-left="0in" fo:margin-right="0in" fo:line-height="100%" fo:text-indent="0in" style:auto-text-indent="false" fo:break-before="auto" fo:break-after="auto" style:writing-mode="lr-tb"/>
      <style:text-properties fo:color="#000000" officeooo:paragraph-rsid="000c409e"/>
    </style:style>
    <style:style style:name="P40" style:family="paragraph" style:parent-style-name="Standard">
      <style:paragraph-properties fo:margin-left="0in" fo:margin-right="0in" fo:line-height="100%" fo:text-indent="0in" style:auto-text-indent="false" fo:break-before="auto" fo:break-after="auto" style:writing-mode="lr-tb"/>
      <style:text-properties fo:color="#000000" officeooo:paragraph-rsid="002c29c9"/>
    </style:style>
    <style:style style:name="P41" style:family="paragraph" style:parent-style-name="Standard">
      <style:paragraph-properties fo:margin-left="0in" fo:margin-right="0in" fo:line-height="100%" fo:text-indent="0in" style:auto-text-indent="false" fo:break-before="auto" fo:break-after="auto" style:writing-mode="lr-tb"/>
      <style:text-properties fo:color="#000000" officeooo:paragraph-rsid="0032734d"/>
    </style:style>
    <style:style style:name="P42" style:family="paragraph" style:parent-style-name="Standard">
      <style:paragraph-properties fo:margin-left="0in" fo:margin-right="0in" fo:line-height="100%" fo:text-indent="0in" style:auto-text-indent="false" fo:break-before="auto" fo:break-after="auto" style:writing-mode="lr-tb"/>
      <style:text-properties fo:color="#000000" fo:font-size="10pt" style:font-size-asian="10pt" style:font-size-complex="10pt"/>
    </style:style>
    <style:style style:name="P43" style:family="paragraph" style:parent-style-name="Standard">
      <style:paragraph-properties fo:margin-left="0in" fo:margin-right="0in" fo:line-height="100%" fo:text-indent="0in" style:auto-text-indent="false" fo:break-before="auto" fo:break-after="auto" style:writing-mode="lr-tb"/>
      <style:text-properties fo:color="#000000" fo:font-size="10pt" fo:font-weight="bold" style:font-size-asian="10pt" style:font-weight-asian="bold" style:font-size-complex="10pt" style:font-weight-complex="bold"/>
    </style:style>
    <style:style style:name="P44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line-height="100%" fo:text-align="start" style:justify-single-word="false" fo:orphans="2" fo:widows="2" fo:text-indent="0in" style:auto-text-indent="false" fo:break-before="auto" fo:break-after="auto" fo:background-color="transparent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paragraph-rsid="0017e99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45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line-height="100%" fo:text-align="start" style:justify-single-word="false" fo:orphans="2" fo:widows="2" fo:text-indent="0in" style:auto-text-indent="false" fo:break-before="auto" fo:break-after="auto" fo:background-color="transparent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rsid="001800a7" officeooo:paragraph-rsid="001800a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46" style:family="paragraph" style:parent-style-name="Standard">
      <style:paragraph-properties fo:margin-left="0in" fo:margin-right="0in" fo:margin-top="0.0791in" fo:margin-bottom="0.0791in" loext:contextual-spacing="false" fo:line-height="100%" fo:text-align="end" style:justify-single-word="false" fo:text-indent="0in" style:auto-text-indent="false" fo:break-before="auto" fo:break-after="auto" style:writing-mode="lr-tb"/>
      <style:text-properties fo:color="#000000" officeooo:rsid="001800a7" officeooo:paragraph-rsid="001800a7"/>
    </style:style>
    <style:style style:name="P47" style:family="paragraph" style:parent-style-name="Standard">
      <style:paragraph-properties fo:margin-left="0in" fo:margin-right="0in" fo:line-height="100%" fo:text-indent="0in" style:auto-text-indent="false" style:writing-mode="lr-tb"/>
      <style:text-properties fo:color="#000000" fo:font-size="10pt" fo:font-weight="bold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left="0in" fo:margin-right="0in" fo:line-height="100%" fo:text-indent="0in" style:auto-text-indent="false" style:writing-mode="lr-tb"/>
      <style:text-properties fo:color="#000000" fo:font-size="10pt" style:font-size-asian="10pt" style:font-size-complex="10pt"/>
    </style:style>
    <style:style style:name="P49" style:family="paragraph" style:parent-style-name="Standard">
      <style:paragraph-properties fo:margin-left="-0.0835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50" style:family="paragraph" style:parent-style-name="Standard">
      <style:paragraph-properties fo:margin-left="-0.0835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paragraph-rsid="0017e99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51" style:family="paragraph" style:parent-style-name="Standard">
      <style:paragraph-properties fo:margin-left="-0.0835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paragraph-rsid="00241a2c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52" style:family="paragraph" style:parent-style-name="Standard">
      <style:paragraph-properties fo:margin-left="-0.0835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paragraph-rsid="001800a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53" style:family="paragraph" style:parent-style-name="Standard">
      <style:paragraph-properties fo:margin-left="-0.0835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rsid="0014946a" officeooo:paragraph-rsid="0017e99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54" style:family="paragraph" style:parent-style-name="Standard">
      <style:paragraph-properties fo:margin-left="-0.5598in" fo:margin-right="-0.0008in" fo:margin-top="0in" fo:margin-bottom="0in" loext:contextual-spacing="false" fo:line-height="100%" fo:text-align="end" style:justify-single-word="false" fo:text-indent="0in" style:auto-text-indent="false" fo:break-before="auto" fo:break-after="auto" style:writing-mode="lr-tb"/>
      <style:text-properties fo:color="#000000"/>
    </style:style>
    <style:style style:name="P55" style:family="paragraph" style:parent-style-name="Standard">
      <style:paragraph-properties fo:margin-left="-0.5598in" fo:margin-right="-0.0008in" fo:margin-top="0in" fo:margin-bottom="0in" loext:contextual-spacing="false" fo:line-height="100%" fo:text-align="end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6" style:family="paragraph" style:parent-style-name="Standard">
      <style:paragraph-properties fo:margin-left="-0.0728in" fo:margin-right="-0.1457in" fo:margin-top="0in" fo:margin-bottom="0in" loext:contextual-spacing="false" fo:line-height="100%" fo:text-align="end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7" style:family="paragraph" style:parent-style-name="Standard">
      <style:paragraph-properties fo:margin-left="-0.0602in" fo:margin-right="0.0693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officeooo:paragraph-rsid="001800a7"/>
    </style:style>
    <style:style style:name="P58" style:family="paragraph" style:parent-style-name="Standard">
      <style:paragraph-properties fo:margin-left="-0.0693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59" style:family="paragraph" style:parent-style-name="Standard">
      <style:paragraph-properties fo:margin-left="-0.0693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paragraph-rsid="0014335b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60" style:family="paragraph" style:parent-style-name="Standard">
      <style:paragraph-properties fo:margin-left="-0.0693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paragraph-rsid="0017e99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61" style:family="paragraph" style:parent-style-name="Standard">
      <style:paragraph-properties fo:margin-left="-0.0693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rsid="00255148" officeooo:paragraph-rsid="00255148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62" style:family="paragraph" style:parent-style-name="Standard">
      <style:paragraph-properties fo:margin-left="-0.0693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/>
    </style:style>
    <style:style style:name="P63" style:family="paragraph" style:parent-style-name="Standard">
      <style:paragraph-properties fo:margin-left="-0.0693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officeooo:paragraph-rsid="0014335b"/>
    </style:style>
    <style:style style:name="P64" style:family="paragraph" style:parent-style-name="Standard">
      <style:paragraph-properties fo:margin-left="-0.0693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officeooo:paragraph-rsid="0017e997"/>
    </style:style>
    <style:style style:name="P65" style:family="paragraph" style:parent-style-name="Standard">
      <style:paragraph-properties fo:margin-left="-0.0783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66" style:family="paragraph" style:parent-style-name="Standard">
      <style:paragraph-properties fo:margin-left="-0.0783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paragraph-rsid="001800a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67" style:family="paragraph" style:parent-style-name="Standard">
      <style:paragraph-properties fo:margin-left="-0.0783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/>
    </style:style>
    <style:style style:name="P6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-0.0618in" style:auto-text-indent="false" fo:break-before="auto" fo:break-after="auto" fo:background-color="transparent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rsid="0014946a" officeooo:paragraph-rsid="001800a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69" style:family="paragraph" style:parent-style-name="Table_20_Contents">
      <style:paragraph-properties fo:margin-top="0.0791in" fo:margin-bottom="0.0791in" loext:contextual-spacing="false"/>
      <style:text-properties officeooo:rsid="00226d41" officeooo:paragraph-rsid="00226d41"/>
    </style:style>
    <style:style style:name="P70" style:family="paragraph" style:parent-style-name="Table_20_Contents">
      <style:paragraph-properties fo:margin-top="0.0791in" fo:margin-bottom="0.0791in" loext:contextual-spacing="false" fo:text-align="end" style:justify-single-word="false"/>
      <style:text-properties officeooo:rsid="00226d41" officeooo:paragraph-rsid="00226d41"/>
    </style:style>
    <style:style style:name="P71" style:family="paragraph" style:parent-style-name="Table_20_Contents">
      <style:paragraph-properties fo:margin-top="0.0791in" fo:margin-bottom="0.0791in" loext:contextual-spacing="false"/>
      <style:text-properties officeooo:rsid="0034f8b2" officeooo:paragraph-rsid="0034f8b2"/>
    </style:style>
    <style:style style:name="P72" style:family="paragraph" style:parent-style-name="Standard">
      <loext:graphic-properties draw:fill="none"/>
      <style:paragraph-properties fo:margin-left="0in" fo:margin-right="0.0618in" fo:margin-top="0.0791in" fo:margin-bottom="0.0791in" loext:contextual-spacing="false" fo:line-height="100%" fo:text-align="start" style:justify-single-word="false" fo:orphans="2" fo:widows="2" fo:text-indent="0in" style:auto-text-indent="false" fo:break-before="auto" fo:break-after="auto" fo:background-color="transparent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paragraph-rsid="001800a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73" style:family="paragraph" style:parent-style-name="Standard">
      <loext:graphic-properties draw:fill="none"/>
      <style:paragraph-properties fo:margin-left="0in" fo:margin-right="0.0618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fo:background-color="transparent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paragraph-rsid="001800a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74" style:family="paragraph" style:parent-style-name="Standard">
      <style:paragraph-properties fo:margin-left="-0.0618in" fo:margin-right="-0.0008in" fo:margin-top="0in" fo:margin-bottom="0in" loext:contextual-spacing="false" fo:line-height="100%" fo:text-align="end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paragraph-rsid="0017e99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75" style:family="paragraph" style:parent-style-name="Standard">
      <style:text-properties officeooo:paragraph-rsid="0035aef5"/>
    </style:style>
    <style:style style:name="P76" style:family="paragraph" style:parent-style-name="Standard">
      <style:paragraph-properties fo:text-align="end" style:justify-single-word="false"/>
      <style:text-properties officeooo:rsid="0035aef5" officeooo:paragraph-rsid="0035aef5"/>
    </style:style>
    <style:style style:name="P77" style:family="paragraph" style:parent-style-name="Standard" style:list-style-name="LS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66fb5" officeooo:paragraph-rsid="00284b8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8" style:family="paragraph" style:parent-style-name="Standard" style:list-style-name="LS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9" style:family="paragraph" style:parent-style-name="Standard" style:list-style-name="LS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paragraph-rsid="00284b8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0" style:family="paragraph" style:parent-style-name="Standard" style:list-style-name="LS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/>
    </style:style>
    <style:style style:name="P81" style:family="paragraph" style:parent-style-name="Standard" style:list-style-name="LS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officeooo:paragraph-rsid="00284b8d"/>
    </style:style>
    <style:style style:name="P82" style:family="paragraph" style:parent-style-name="Standard" style:list-style-name="LS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66fb5" officeooo:paragraph-rsid="00284b8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paragraph-rsid="0017e99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4" style:family="paragraph" style:parent-style-name="Standard">
      <style:paragraph-properties fo:margin-left="0in" fo:margin-right="0in" fo:line-height="100%" fo:text-indent="0in" style:auto-text-indent="false" style:writing-mode="lr-tb"/>
      <style:text-properties fo:color="#000000" fo:font-size="10pt" style:font-size-asian="10pt" style:font-size-complex="10pt"/>
    </style:style>
    <style:style style:name="P85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line-height="100%" fo:text-align="start" style:justify-single-word="false" fo:orphans="2" fo:widows="2" fo:text-indent="0in" style:auto-text-indent="false" fo:break-before="auto" fo:break-after="auto" fo:background-color="transparent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paragraph-rsid="0035aef5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86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line-height="100%" fo:text-align="start" style:justify-single-word="false" fo:orphans="2" fo:widows="2" fo:text-indent="0in" style:auto-text-indent="false" fo:break-before="auto" fo:break-after="auto" fo:background-color="transparent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rsid="0035aef5" officeooo:paragraph-rsid="0035aef5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87" style:family="paragraph" style:parent-style-name="Standard">
      <style:paragraph-properties fo:margin-left="0in" fo:margin-right="0in" fo:margin-top="0.0791in" fo:margin-bottom="0.0791in" loext:contextual-spacing="false" fo:line-height="100%" fo:text-align="end" style:justify-single-word="false" fo:text-indent="0in" style:auto-text-indent="false" fo:break-before="auto" fo:break-after="auto" style:writing-mode="lr-tb"/>
      <style:text-properties fo:color="#000000" officeooo:rsid="001800a7" officeooo:paragraph-rsid="0035aef5"/>
    </style:style>
    <style:style style:name="P88" style:family="paragraph" style:parent-style-name="Standard">
      <loext:graphic-properties draw:fill="none"/>
      <style:paragraph-properties fo:margin-left="0in" fo:margin-right="0.0618in" fo:margin-top="0.0791in" fo:margin-bottom="0.0791in" loext:contextual-spacing="false" fo:line-height="100%" fo:text-align="start" style:justify-single-word="false" fo:orphans="2" fo:widows="2" fo:text-indent="0in" style:auto-text-indent="false" fo:break-before="auto" fo:break-after="auto" fo:background-color="transparent" style:writing-mode="lr-tb"/>
      <style:text-properties fo:color="#000000" style:text-line-through-style="none" style:text-line-through-type="none" style:font-name="Arial" fo:font-size="10pt" fo:font-style="normal" style:text-underline-style="none" fo:font-weight="bold" officeooo:paragraph-rsid="0035aef5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a3135" style:font-size-asian="10pt" style:font-size-complex="10pt"/>
    </style:style>
    <style:style style:name="T3" style:family="text">
      <style:text-properties fo:font-size="10pt" officeooo:rsid="000a6b2c" style:font-size-asian="10pt" style:font-size-complex="10pt"/>
    </style:style>
    <style:style style:name="T4" style:family="text">
      <style:text-properties fo:font-size="10pt" officeooo:rsid="000c409e" style:font-size-asian="10pt" style:font-size-complex="10pt"/>
    </style:style>
    <style:style style:name="T5" style:family="text">
      <style:text-properties fo:font-size="10pt" officeooo:rsid="000e0387" style:font-size-asian="10pt" style:font-size-complex="10pt"/>
    </style:style>
    <style:style style:name="T6" style:family="text">
      <style:text-properties fo:font-size="10pt" officeooo:rsid="000fc1d0" style:font-size-asian="10pt" style:font-size-complex="10pt"/>
    </style:style>
    <style:style style:name="T7" style:family="text">
      <style:text-properties fo:font-size="10pt" officeooo:rsid="001078b8" style:font-size-asian="10pt" style:font-size-complex="10pt"/>
    </style:style>
    <style:style style:name="T8" style:family="text">
      <style:text-properties fo:font-size="10pt" officeooo:rsid="00107bfd" style:font-size-asian="10pt" style:font-size-complex="10pt"/>
    </style:style>
    <style:style style:name="T9" style:family="text">
      <style:text-properties fo:font-size="10pt" officeooo:rsid="001c4808" style:font-size-asian="10pt" style:font-size-complex="10pt"/>
    </style:style>
    <style:style style:name="T10" style:family="text">
      <style:text-properties fo:font-size="10pt" officeooo:rsid="002a4412" style:font-size-asian="10pt" style:font-size-complex="10pt"/>
    </style:style>
    <style:style style:name="T11" style:family="text">
      <style:text-properties fo:font-size="10pt" officeooo:rsid="002c29c9" style:font-size-asian="10pt" style:font-size-complex="10pt"/>
    </style:style>
    <style:style style:name="T12" style:family="text">
      <style:text-properties fo:font-size="10pt" officeooo:rsid="002c5b0e" style:font-size-asian="10pt" style:font-size-complex="10pt"/>
    </style:style>
    <style:style style:name="T13" style:family="text">
      <style:text-properties fo:font-size="10pt" officeooo:rsid="002e1806" style:font-size-asian="10pt" style:font-size-complex="10pt"/>
    </style:style>
    <style:style style:name="T14" style:family="text">
      <style:text-properties fo:font-size="10pt" officeooo:rsid="002ea4cb" style:font-size-asian="10pt" style:font-size-complex="10pt"/>
    </style:style>
    <style:style style:name="T15" style:family="text">
      <style:text-properties fo:font-size="10pt" officeooo:rsid="00309f11" style:font-size-asian="10pt" style:font-size-complex="10pt"/>
    </style:style>
    <style:style style:name="T16" style:family="text">
      <style:text-properties fo:font-size="10pt" officeooo:rsid="0032734d" style:font-size-asian="10pt" style:font-size-complex="10pt"/>
    </style:style>
    <style:style style:name="T17" style:family="text">
      <style:text-properties fo:font-size="10pt" officeooo:rsid="0032f5c6" style:font-size-asian="10pt" style:font-size-complex="10pt"/>
    </style:style>
    <style:style style:name="T18" style:family="text">
      <style:text-properties fo:font-size="10pt" fo:font-weight="normal" officeooo:rsid="0017e997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018897e" style:font-size-asian="10pt" style:font-weight-asian="normal" style:font-size-complex="10pt" style:font-weight-complex="normal"/>
    </style:style>
    <style:style style:name="T20" style:family="text">
      <style:text-properties style:text-line-through-style="none" style:text-line-through-type="none" style:font-name="Ubuntu Condensed" fo:font-style="normal" style:text-underline-style="none" fo:font-weight="normal" style:font-name-asian="Ubuntu Condensed" style:font-style-asian="normal" style:font-weight-asian="normal" style:font-name-complex="Ubuntu Condensed" style:font-style-complex="normal" style:font-weight-complex="normal"/>
    </style:style>
    <style:style style:name="T21" style:family="text">
      <style:text-properties style:text-line-through-style="none" style:text-line-through-type="none" style:font-name="Ubuntu Condensed" fo:font-style="normal" style:text-underline-style="none" fo:font-weight="normal" officeooo:rsid="00066fb5" style:font-name-asian="Ubuntu Condensed" style:font-style-asian="normal" style:font-weight-asian="normal" style:font-name-complex="Ubuntu Condensed" style:font-style-complex="normal" style:font-weight-complex="normal"/>
    </style:style>
    <style:style style:name="T22" style:family="text">
      <style:text-properties style:text-line-through-style="none" style:text-line-through-type="none" style:font-name="Ubuntu Condensed" fo:font-style="normal" style:text-underline-style="none" fo:font-weight="normal" officeooo:rsid="0015e65e" style:font-name-asian="Ubuntu Condensed" style:font-style-asian="normal" style:font-weight-asian="normal" style:font-name-complex="Ubuntu Condensed" style:font-style-complex="normal" style:font-weight-complex="normal"/>
    </style:style>
    <style:style style:name="T23" style:family="text">
      <style:text-properties style:text-line-through-style="none" style:text-line-through-typ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24" style:family="text">
      <style:text-properties style:text-line-through-style="none" style:text-line-through-type="none" style:font-name="Courier New" fo:font-size="10pt" fo:font-style="normal" style:text-underline-style="none" fo:font-weight="normal" officeooo:rsid="000607e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25" style:family="text">
      <style:text-properties style:text-line-through-style="none" style:text-line-through-type="none" style:font-name="Courier New" fo:font-size="10pt" fo:font-style="normal" style:text-underline-style="none" fo:font-weight="normal" officeooo:rsid="001f989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26" style:family="text">
      <style:text-properties style:text-line-through-style="none" style:text-line-through-type="none" style:font-name="Courier New" fo:font-size="10pt" fo:font-style="normal" style:text-underline-style="none" fo:font-weight="normal" officeooo:rsid="001ff43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27" style:family="text">
      <style:text-properties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28" style:family="text">
      <style:text-properties style:text-line-through-style="none" style:text-line-through-type="none" style:font-name="Arial" fo:font-size="10pt" fo:font-style="normal" style:text-underline-style="none" fo:font-weight="bold" officeooo:rsid="0007f013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29" style:family="text">
      <style:text-properties style:text-line-through-style="none" style:text-line-through-type="none" style:font-name="Arial" fo:font-size="10pt" fo:font-style="normal" style:text-underline-style="none" fo:font-weight="bold" officeooo:rsid="0014946a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30" style:family="text">
      <style:text-properties style:text-line-through-style="none" style:text-line-through-type="none" style:font-name="Arial" fo:font-size="10pt" fo:font-style="normal" style:text-underline-style="none" fo:font-weight="bold" officeooo:rsid="0017e997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31" style:family="text">
      <style:text-properties style:text-line-through-style="none" style:text-line-through-type="none" style:font-name="Arial" fo:font-size="10pt" fo:font-style="normal" style:text-underline-style="none" fo:font-weight="bold" officeooo:rsid="0035aef5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32" style:family="text">
      <style:text-properties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3" style:family="text">
      <style:text-properties style:text-line-through-style="none" style:text-line-through-type="none" style:font-name="Arial" fo:font-size="10pt" fo:font-style="normal" style:text-underline-style="none" fo:font-weight="normal" officeooo:rsid="00066fb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4" style:family="text">
      <style:text-properties style:text-line-through-style="none" style:text-line-through-type="none" style:font-name="Arial" fo:font-size="10pt" fo:font-style="normal" style:text-underline-style="none" fo:font-weight="normal" officeooo:rsid="0007f01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5" style:family="text">
      <style:text-properties style:text-line-through-style="none" style:text-line-through-type="none" style:font-name="Arial" fo:font-size="10pt" fo:font-style="normal" style:text-underline-style="none" fo:font-weight="normal" officeooo:rsid="000a313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6" style:family="text">
      <style:text-properties style:text-line-through-style="none" style:text-line-through-type="none" style:font-name="Arial" fo:font-size="10pt" fo:font-style="normal" style:text-underline-style="none" fo:font-weight="normal" officeooo:rsid="00107bf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7" style:family="text">
      <style:text-properties style:text-line-through-style="none" style:text-line-through-type="none" style:font-name="Arial" fo:font-size="10pt" fo:font-style="normal" style:text-underline-style="none" fo:font-weight="normal" officeooo:rsid="001707a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8" style:family="text">
      <style:text-properties style:text-line-through-style="none" style:text-line-through-type="none" style:font-name="Arial" fo:font-size="10pt" fo:font-style="normal" style:text-underline-style="none" fo:font-weight="normal" officeooo:rsid="0018897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9" style:family="text">
      <style:text-properties style:text-line-through-style="none" style:text-line-through-type="none" style:font-name="Arial" fo:font-size="10pt" fo:font-style="normal" style:text-underline-style="none" fo:font-weight="normal" officeooo:rsid="002b0749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0" style:family="text">
      <style:text-properties style:text-line-through-style="none" style:text-line-through-type="none" style:font-name="Arial" fo:font-size="10pt" style:text-underline-style="none" fo:font-weight="normal" style:font-name-asian="Arial" style:font-size-asian="10pt" style:font-weight-asian="normal" style:font-name-complex="Arial" style:font-size-complex="10pt" style:font-weight-complex="normal"/>
    </style:style>
    <style:style style:name="T41" style:family="text">
      <style:text-properties style:text-line-through-style="none" style:text-line-through-type="none" style:font-name="Arial"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42" style:family="text">
      <style:text-properties style:text-line-through-style="none" style:text-line-through-type="none" style:font-name="Arial" fo:font-size="10pt" fo:font-style="italic" style:text-underline-style="solid" style:text-underline-width="auto" style:text-underline-color="font-color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43" style:family="text">
      <style:text-properties fo:font-variant="normal" fo:text-transform="none" style:text-line-through-style="none" style:text-line-through-type="none" style:font-name="Arial" fo:font-size="10pt" fo:letter-spacing="normal" fo:font-style="normal" style:text-underline-style="none" fo:font-weight="normal" officeooo:rsid="0014946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4" style:family="text">
      <style:text-properties fo:font-variant="normal" fo:text-transform="none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5" style:family="text">
      <style:text-properties fo:font-variant="normal" fo:text-transform="none" style:text-line-through-style="none" style:text-line-through-type="none" style:font-name="Arial" fo:font-size="10pt" fo:font-style="normal" style:text-underline-style="none" fo:font-weight="normal" officeooo:rsid="001707ab" style:text-blinking="false" fo:background-color="transparent" loext:char-shading-value="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6" style:family="text">
      <style:text-properties fo:font-variant="normal" fo:text-transform="none" style:text-line-through-style="none" style:text-line-through-type="none" style:font-name="Arial" fo:font-size="10pt" fo:font-style="normal" style:text-underline-style="none" fo:font-weight="normal" officeooo:rsid="001b6369" style:text-blinking="false" fo:background-color="transparent" loext:char-shading-value="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officeooo:rsid="0014946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officeooo:rsid="0018897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9" style:family="text">
      <style:text-properties officeooo:rsid="00126888"/>
    </style:style>
    <style:style style:name="T50" style:family="text">
      <style:text-properties fo:color="#0000cc" officeooo:rsid="0017e997"/>
    </style:style>
    <style:style style:name="T51" style:family="text">
      <style:text-properties fo:color="#0000cc" style:text-line-through-style="none" style:text-line-through-type="none" style:font-name="Arial" fo:font-size="10pt" fo:font-style="normal" style:text-underline-style="solid" style:text-underline-width="auto" style:text-underline-color="font-color" fo:font-weight="normal" officeooo:rsid="001800a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2" style:family="text">
      <style:text-properties fo:color="#0000cc" style:text-line-through-style="none" style:text-line-through-type="none" style:font-name="Arial" fo:font-size="10pt" fo:font-style="normal" style:text-underline-style="solid" style:text-underline-width="auto" style:text-underline-color="font-color" fo:font-weight="normal" officeooo:rsid="00226d4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3" style:family="text">
      <style:text-properties fo:color="#0000cc" fo:font-size="10pt" style:text-underline-style="solid" style:text-underline-width="auto" style:text-underline-color="font-color" fo:font-weight="normal" officeooo:rsid="001800a7" style:font-size-asian="10pt" style:font-weight-asian="normal" style:font-size-complex="10pt" style:font-weight-complex="normal"/>
    </style:style>
    <style:style style:name="T54" style:family="text">
      <style:text-properties fo:color="#0000cc" fo:font-size="10pt" fo:font-weight="normal" officeooo:rsid="0017e997" style:font-size-asian="10pt" style:font-weight-asian="normal" style:font-size-complex="10pt" style:font-weight-complex="normal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officeooo:rsid="001c4808"/>
    </style:style>
    <style:style style:name="T57" style:family="text">
      <style:text-properties officeooo:rsid="0020ff3d"/>
    </style:style>
    <style:style style:name="T58" style:family="text">
      <style:text-properties officeooo:rsid="002b0749"/>
    </style:style>
    <style:style style:name="T59" style:family="text">
      <style:text-properties officeooo:rsid="0035aef5"/>
    </style:style>
    <style:style style:name="T60" style:family="text">
      <style:text-properties officeooo:rsid="0036a2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Bill Auger</text:p>
            <text:p text:style-name="P22"><text:span text:style-name="T21">Musician, </text:span><text:span text:style-name="T20">Teaching Assistant, Freelancer</text:span></text:p>
            <text:p text:style-name="P23"><text:span text:style-name="T20">Active candidate interested in full-time, </text:span><text:span text:style-name="T22">part</text:span><text:span text:style-name="T20">-time, consulting.</text:span></text:p>
            <text:p text:style-name="P12">Open to working remotely. Willing to relocate.</text:p>
          </table:table-cell>
          <table:table-cell table:style-name="Table1.A1" office:value-type="string">
            <text:p text:style-name="P56"/>
            <text:p text:style-name="P54"><text:span text:style-name="T23">4</text:span><text:span text:style-name="T25">1</text:span><text:span text:style-name="T23"> West Main Street, Dudley, MA </text:span><text:span text:style-name="T24">01571</text:span></text:p>
            <text:p text:style-name="P54"><text:span text:style-name="T23">http</text:span><text:span text:style-name="T26">s</text:span><text:span text:style-name="T23">://bill-auger.github.io</text:span></text:p>
            <text:p text:style-name="P55">bill-auger@email.com</text:p>
          </table:table-cell>
        </table:table-row>
      </table:table>
      <text:p text:style-name="P37"/>
      <text:p text:style-name="P4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About me:</text:p>
          </table:table-cell>
          <table:table-cell table:style-name="Table2.A1" office:value-type="string">
            <text:p text:style-name="P2"/>
            <text:list xml:id="list2988237180381193672" text:style-name="LS1">
              <text:list-item>
                <text:p text:style-name="P77">Avid musician (guitar, percussion, keyboard, etc)</text:p>
              </text:list-item>
              <text:list-item>
                <text:p text:style-name="P79"><text:span text:style-name="T49">Background in m</text:span>usic, electronics, and design</text:p>
              </text:list-item>
              <text:list-item>
                <text:p text:style-name="P81"><text:span text:style-name="T37">Life-long s</text:span><text:span text:style-name="T33">tudent of Computer Science, Logic, Philosophy, and Music</text:span></text:p>
              </text:list-item>
              <text:list-item>
                <text:p text:style-name="P82">Freelance and open-source software developer</text:p>
              </text:list-item>
            </text:list>
            <text:p text:style-name="P7"/>
          </table:table-cell>
        </table:table-row>
      </table:table>
      <text:p text:style-name="P3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Experience:</text:p>
          </table:table-cell>
          <table:table-cell table:style-name="Table3.A1" office:value-type="string">
            <text:p text:style-name="P2"/>
            <text:p text:style-name="P3">Education</text:p>
            <text:p text:style-name="P3"/>
            <text:list xml:id="list170357874677807" text:continue-numbering="true" text:style-name="LS1">
              <text:list-item>
                <text:p text:style-name="P78"><text:span text:style-name="T49">Background in m</text:span>usic, electronics, and design</text:p>
              </text:list-item>
              <text:list-item>
                <text:p text:style-name="P80"><text:span text:style-name="T33">T</text:span><text:span text:style-name="T32">echnology and software enthusiast</text:span></text:p>
              </text:list-item>
              <text:list-item>
                <text:p text:style-name="P78"><text:span text:style-name="T56">Self-proclaimed </text:span>MOOC-aholic</text:p>
              </text:list-item>
            </text:list>
            <text:p text:style-name="P7"/>
            <text:p text:style-name="P7"/>
            <text:p text:style-name="P14"><text:span text:style-name="T27">Freelance </text:span><text:span text:style-name="T28">Software </text:span><text:span text:style-name="T27">Developer </text:span><text:span text:style-name="T32">(current)</text:span></text:p>
            <text:p text:style-name="P7"/>
            <text:p text:style-name="P21"><text:span text:style-name="T40"><text:s text:c="2"/></text:span><text:span text:style-name="T41">Technologies:</text:span></text:p>
            <text:p text:style-name="P7"><text:s text:c="4"/>LSL, PHP, RubyOnRails, C#</text:p>
            <text:p text:style-name="P7"/>
            <text:p text:style-name="P21"><text:span text:style-name="T40"><text:s text:c="2"/></text:span><text:span text:style-name="T41">Description:</text:span></text:p>
            <text:p text:style-name="P19"><text:span text:style-name="T32"><text:s text:c="4"/>About five years ago, I shelved my musician hat and began writing </text:span><text:span text:style-name="T39">software</text:span><text:span text:style-name="T32"> </text:span><text:span text:style-name="T37">full-time</text:span><text:span text:style-name="T32"> for online business owners in virtual-wor</text:span><text:span text:style-name="T34">l</text:span><text:span text:style-name="T32">ds such as Second</text:span><text:span text:style-name="T36">L</text:span><text:span text:style-name="T32">ife; including 3D object scripting (LSL), custom bot clients (C#), database back-ends (PHP/Ruby) for those with large amounts of data requiring persistence.</text:span></text:p>
            <text:p text:style-name="P7"/>
            <text:p text:style-name="P21"><text:span text:style-name="T40"><text:s text:c="2"/></text:span><text:span text:style-name="T41">Responsibilities:</text:span></text:p>
            <text:p text:style-name="P13"><text:span text:style-name="T32"><text:s text:c="4"/>Typical responsibilities include: consulting with clients to determine requirements, estimating the project time-frame, deriving and formulating a specification, coding, </text:span><text:span text:style-name="T35">acceptance testing, </text:span><text:span text:style-name="T32">and delivering/installing the final product.</text:span></text:p>
            <text:p text:style-name="P7"/>
            <text:p text:style-name="P27"/>
            <text:p text:style-name="P14"><text:span text:style-name="T28">Free and </text:span><text:span text:style-name="T27">Open Source </text:span><text:span text:style-name="T28">Software </text:span><text:span text:style-name="T27">Developer </text:span><text:span text:style-name="T32">(current)</text:span></text:p>
            <text:p text:style-name="P8"/>
            <text:p text:style-name="P14"><text:span text:style-name="T32"><text:s text:c="2"/></text:span><text:span text:style-name="T42">Technologies:</text:span></text:p>
            <text:p text:style-name="P9"><text:s text:c="4"/>C/C++, Javascript, RubyOnRails, Smalltalk, PHP</text:p>
            <text:p text:style-name="P8"/>
            <text:p text:style-name="P14"><text:span text:style-name="T32"><text:s text:c="2"/></text:span><text:span text:style-name="T42">Description:</text:span></text:p>
            <text:p text:style-name="P14"><text:span text:style-name="T32"><text:s text:c="4"/>Check out some of my pet </text:span><text:span text:style-name="T34">(read: portfolio) </text:span><text:span text:style-name="T32">projects listed on the next page for a sampling of my interests and abilities.</text:span></text:p>
            <text:p text:style-name="P8"/>
            <text:p text:style-name="P14"><text:span text:style-name="T32"><text:s text:c="2"/></text:span><text:span text:style-name="T42">Responsibilities:</text:span></text:p>
            <text:p text:style-name="P15"><text:span text:style-name="T32"><text:s text:c="4"/>These are mostly tools that I have made for my own use and to hone my skills in various languages, interesting methodologies, and useful libraries. <text:s/></text:span><text:span text:style-name="T39">A few of them however, have become more widely used. <text:s/></text:span><text:span text:style-name="T37">C</text:span><text:span text:style-name="T44">urrently, I am </text:span><text:span text:style-name="T45">leading</text:span><text:span text:style-name="T44"> two projects for livecoding.tv where I broadcast </text:span><text:span text:style-name="T46">live most of </text:span><text:span text:style-name="T44">my open-source development.</text:span></text:p>
            <text:p text:style-name="P8"/>
            <text:p text:style-name="P28"/>
            <text:p text:style-name="P28"/>
            <text:p text:style-name="P28"/>
            <text:p text:style-name="P28"/>
            <text:p text:style-name="P28"/>
            <text:p text:style-name="P28"/>
          </table:table-cell>
        </table:table-row>
      </table:table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P3">Projects:</text:p>
          </table:table-cell>
          <table:table-cell table:style-name="Table4.A1" office:value-type="string">
            <table:table table:name="Table13" table:style-name="Table13">
              <table:table-column table:style-name="Table13.A"/>
              <table:table-column table:style-name="Table13.B"/>
              <table:table-column table:style-name="Table13.C"/>
              <table:table-column table:style-name="Table13.D"/>
              <table:table-row table:style-name="Table13.1">
                <table:table-cell office:value-type="string">
                  <text:p text:style-name="P45">AvCaster</text:p>
                </table:table-cell>
                <table:table-cell office:value-type="string">
                  <text:p text:style-name="P72">(C++)</text:p>
                </table:table-cell>
                <table:table-cell office:value-type="string">
                  <text:p text:style-name="P44">Author</text:p>
                </table:table-cell>
                <table:table-cell office:value-type="string">
                  <text:p text:style-name="P46"><text:span text:style-name="T27">2015 </text:span><text:span text:style-name="T29">S</text:span><text:span text:style-name="T27">eptember </text:span></text:p>
                </table:table-cell>
              </table:table-row>
            </table:table>
            <text:p text:style-name="P34"><text:span text:style-name="T43"><text:s text:c="4"/></text:span><text:span text:style-name="T18">A simple native gStreamer GUI for screencast, webcam, and audio streaming. <text:s/></text:span><text:span text:style-name="T19">(libgstreamer, JUCE)</text:span></text:p>
            <text:p text:style-name="P24"><text:a xlink:type="simple" xlink:href="https://github.com/bill-auger/av-caster" text:style-name="Internet_20_link" text:visited-style-name="Visited_20_Internet_20_Link"><text:span text:style-name="T54">https://github.com/bill-auger/av-caster</text:span></text:a></text:p>
            <text:p text:style-name="P83"/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column table:style-name="Table15.D"/>
              <table:table-row table:style-name="Table15.1">
                <table:table-cell office:value-type="string">
                  <text:p text:style-name="P86">Git Branch Status</text:p>
                </table:table-cell>
                <table:table-cell office:value-type="string">
                  <text:p text:style-name="P88">(<text:span text:style-name="T59">Bash</text:span>)</text:p>
                </table:table-cell>
                <table:table-cell office:value-type="string">
                  <text:p text:style-name="P85">Author</text:p>
                </table:table-cell>
                <table:table-cell office:value-type="string">
                  <text:p text:style-name="P87"><text:span text:style-name="T27">201</text:span><text:span text:style-name="T31">4</text:span><text:span text:style-name="T27"> </text:span><text:span text:style-name="T31">October</text:span></text:p>
                </table:table-cell>
              </table:table-row>
            </table:table>
            <text:p text:style-name="P75"><text:s text:c="4"/>A BASH script that prints out pretty git branch sync status reports</text:p>
            <text:p text:style-name="P76"><text:a xlink:type="simple" xlink:href="https://github.com/bill-auger/git-branch-status" text:style-name="Internet_20_link" text:visited-style-name="Visited_20_Internet_20_Link">https://github.com/bill-auger/git-branch-status</text:a></text:p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row>
                <table:table-cell table:style-name="Table5.A1" office:value-type="string">
                  <text:p text:style-name="P68">LinJam</text:p>
                </table:table-cell>
                <table:table-cell table:style-name="Table5.A1" office:value-type="string">
                  <text:p text:style-name="P73">(C++)</text:p>
                </table:table-cell>
                <table:table-cell table:style-name="Table5.A1" office:value-type="string">
                  <text:p text:style-name="P58">Author</text:p>
                </table:table-cell>
                <table:table-cell table:style-name="Table5.A1" office:value-type="string">
                  <text:p text:style-name="P20"><text:span text:style-name="T27">2014 </text:span><text:span text:style-name="T29">May</text:span></text:p>
                </table:table-cell>
              </table:table-row>
            </table:table>
            <text:p text:style-name="P1"><text:span text:style-name="T47"><text:s text:c="4"/>A cross platform NINJAM client with linear chain-streaming mode. <text:s/></text:span><text:span text:style-name="T48">(libninjam, JUCE)</text:span></text:p>
            <text:p text:style-name="P29"><text:a xlink:type="simple" xlink:href="https://github.com/linjam/linjam" text:style-name="Internet_20_link" text:visited-style-name="Visited_20_Internet_20_Link"><text:span text:style-name="T50">https://github.com/linjam/linjam</text:span></text:a></text:p>
            <text:p text:style-name="P35"/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column table:style-name="Table6.D"/>
              <table:table-row>
                <table:table-cell table:style-name="Table6.A1" office:value-type="string">
                  <text:p text:style-name="P51"><text:span text:style-name="T55">Saas-Puppy </text:span><text:span text:style-name="T57">Linux</text:span></text:p>
                </table:table-cell>
                <table:table-cell table:style-name="Table6.A1" office:value-type="string">
                  <text:p text:style-name="P57"><text:span text:style-name="T27">(</text:span><text:span text:style-name="T30">ISO</text:span><text:span text:style-name="T27">)</text:span></text:p>
                </table:table-cell>
                <table:table-cell table:style-name="Table6.A1" office:value-type="string">
                  <text:p text:style-name="P61">Chef</text:p>
                </table:table-cell>
                <table:table-cell table:style-name="Table6.A1" office:value-type="string">
                  <text:p text:style-name="P4">2014 April</text:p>
                </table:table-cell>
              </table:table-row>
            </table:table>
            <text:p text:style-name="P10"><text:s text:c="4"/>A minimal Ruby-On-Rails development environment based on PuppyLinux.</text:p>
            <text:p text:style-name="P25"><text:a xlink:type="simple" xlink:href="http://puppyisos.org/saas-puppy.html" text:style-name="Internet_20_link" text:visited-style-name="Visited_20_Internet_20_Link"><text:span text:style-name="T51">http://puppyisos.org/saas-puppy.html</text:span></text:a></text:p>
            <text:p text:style-name="P33"/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column table:style-name="Table7.D"/>
              <table:table-row>
                <table:table-cell table:style-name="Table7.A1" office:value-type="string">
                  <text:p text:style-name="P52">Chuck Song Builder</text:p>
                </table:table-cell>
                <table:table-cell table:style-name="Table7.A1" office:value-type="string">
                  <text:p text:style-name="P66">(ChucK)</text:p>
                </table:table-cell>
                <table:table-cell table:style-name="Table7.A1" office:value-type="string">
                  <text:p text:style-name="P65">Author</text:p>
                </table:table-cell>
                <table:table-cell table:style-name="Table7.A1" office:value-type="string">
                  <text:p text:style-name="P4">2013 October</text:p>
                </table:table-cell>
              </table:table-row>
            </table:table>
            <text:p text:style-name="P10"><text:s text:c="4"/>Some chuck classes for notating ditties.</text:p>
            <text:p text:style-name="P25"><text:a xlink:type="simple" xlink:href="https://github.com/bill-auger/chuck-song-builder" text:style-name="Internet_20_link" text:visited-style-name="Visited_20_Internet_20_Link"><text:span text:style-name="T53">https://github.com/bill-auger/chuck-song-builder</text:span></text:a></text:p>
            <text:p text:style-name="P32"/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column table:style-name="Table9.D"/>
              <table:table-row>
                <table:table-cell table:style-name="Table9.A1" office:value-type="string">
                  <text:p text:style-name="P49">Bridgin</text:p>
                </table:table-cell>
                <table:table-cell table:style-name="Table9.A1" office:value-type="string">
                  <text:p text:style-name="P62"><text:span text:style-name="T27">(</text:span><text:span text:style-name="T30">C</text:span><text:span text:style-name="T27">)</text:span></text:p>
                </table:table-cell>
                <table:table-cell table:style-name="Table9.A1" office:value-type="string">
                  <text:p text:style-name="P65">Author</text:p>
                </table:table-cell>
                <table:table-cell table:style-name="Table9.A1" office:value-type="string">
                  <text:p text:style-name="P5">2013 September</text:p>
                </table:table-cell>
              </table:table-row>
            </table:table>
            <text:p text:style-name="P18"><text:span text:style-name="T32"><text:s text:c="4"/>A </text:span><text:span text:style-name="T38">lib</text:span><text:span text:style-name="T32">purple plugin for bridging pidgin conversations. <text:s/></text:span><text:span text:style-name="T38">(libpurple)</text:span></text:p>
            <text:p text:style-name="P25"><text:a xlink:type="simple" xlink:href="https://github.com/bill-auger/bridgin" text:style-name="Internet_20_link" text:visited-style-name="Visited_20_Internet_20_Link"><text:span text:style-name="T51">https://github.com/bill-auger/bridgin</text:span></text:a></text:p>
            <text:p text:style-name="P27"/>
            <table:table table:name="Table10" table:style-name="Table10">
              <table:table-column table:style-name="Table10.A"/>
              <table:table-column table:style-name="Table10.B"/>
              <table:table-column table:style-name="Table10.C"/>
              <table:table-column table:style-name="Table10.D"/>
              <table:table-row>
                <table:table-cell table:style-name="Table10.A1" office:value-type="string">
                  <text:p text:style-name="P50">Bridgin-PHP</text:p>
                </table:table-cell>
                <table:table-cell table:style-name="Table10.A1" office:value-type="string">
                  <text:p text:style-name="P67"><text:span text:style-name="T27">(</text:span><text:span text:style-name="T30">PHP</text:span><text:span text:style-name="T27">)</text:span></text:p>
                </table:table-cell>
                <table:table-cell table:style-name="Table10.A1" office:value-type="string">
                  <text:p text:style-name="P58">Author</text:p>
                </table:table-cell>
                <table:table-cell table:style-name="Table10.A1" office:value-type="string">
                  <text:p text:style-name="P5">2013 August</text:p>
                </table:table-cell>
              </table:table-row>
            </table:table>
            <text:p text:style-name="P18"><text:span text:style-name="T32"><text:s text:c="4"/>A nifty php-cli script for bridging pidgin conversations (superseded by bridgin). <text:s/></text:span><text:span text:style-name="T38">(libpurple)</text:span></text:p>
            <text:p text:style-name="P25"><text:a xlink:type="simple" xlink:href="https://github.com/bill-auger/bridgin-php" text:style-name="Internet_20_link" text:visited-style-name="Visited_20_Internet_20_Link"><text:span text:style-name="T51">https://github.com/bill-auger/bridgin-php</text:span></text:a></text:p>
            <text:p text:style-name="P29"/>
            <table:table table:name="Table11" table:style-name="Table11">
              <table:table-column table:style-name="Table11.A"/>
              <table:table-column table:style-name="Table11.B"/>
              <table:table-column table:style-name="Table11.C"/>
              <table:table-column table:style-name="Table11.D"/>
              <table:table-row>
                <table:table-cell table:style-name="Table11.A1" office:value-type="string">
                  <text:p text:style-name="P50">Webjam</text:p>
                </table:table-cell>
                <table:table-cell table:style-name="Table11.A1" office:value-type="string">
                  <text:p text:style-name="P60">(C++ / Javascript)</text:p>
                </table:table-cell>
                <table:table-cell table:style-name="Table11.A1" office:value-type="string">
                  <text:p text:style-name="P58">Author</text:p>
                </table:table-cell>
                <table:table-cell table:style-name="Table11.A1" office:value-type="string">
                  <text:p text:style-name="P5">2013 March</text:p>
                </table:table-cell>
              </table:table-row>
            </table:table>
            <text:p text:style-name="P10"><text:s text:c="4"/>A NINJAM client with javascript frontend. Based on the original NINJAM ncurses source.</text:p>
            <text:p text:style-name="P25"><text:a xlink:type="simple" xlink:href="https://github.com/bill-auger/webjam" text:style-name="Internet_20_link" text:visited-style-name="Visited_20_Internet_20_Link"><text:span text:style-name="T51">https://github.com/bill-auger/webjam</text:span></text:a></text:p>
            <text:p text:style-name="P29"/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column table:style-name="Table12.D"/>
              <table:table-row>
                <table:table-cell table:style-name="Table12.A1" office:value-type="string">
                  <text:p text:style-name="P50">Loopidity</text:p>
                </table:table-cell>
                <table:table-cell table:style-name="Table12.A1" office:value-type="string">
                  <text:p text:style-name="P64"><text:span text:style-name="T27">(</text:span><text:span text:style-name="T30">C/</text:span><text:span text:style-name="T29">C</text:span><text:span text:style-name="T30">+</text:span><text:span text:style-name="T29">+</text:span><text:span text:style-name="T27">)</text:span></text:p>
                </table:table-cell>
                <table:table-cell table:style-name="Table12.A1" office:value-type="string">
                  <text:p text:style-name="P58">Author</text:p>
                </table:table-cell>
                <table:table-cell table:style-name="Table12.A1" office:value-type="string">
                  <text:p text:style-name="P74">2012 August</text:p>
                </table:table-cell>
              </table:table-row>
            </table:table>
            <text:p text:style-name="P17"><text:span text:style-name="T32"><text:s text:c="4"/>A multitrack looping audio recorder for GNU/Linux designed for live handsfree use. <text:s/></text:span><text:span text:style-name="T38">(libjack, libsdl)</text:span></text:p>
            <text:p text:style-name="P25"><text:a xlink:type="simple" xlink:href="https://github.com/bill-auger/loopidity" text:style-name="Internet_20_link" text:visited-style-name="Visited_20_Internet_20_Link"><text:span text:style-name="T51">https://github.com/bill-auger/loopidity</text:span></text:a></text:p>
            <text:p text:style-name="P29"/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column table:style-name="Table8.D"/>
              <table:table-row>
                <table:table-cell table:style-name="Table8.A1" office:value-type="string">
                  <text:p text:style-name="P53">TeamStream</text:p>
                </table:table-cell>
                <table:table-cell table:style-name="Table8.A1" office:value-type="string">
                  <text:p text:style-name="P63"><text:span text:style-name="T27">(</text:span><text:span text:style-name="T30">C/</text:span><text:span text:style-name="T29">C</text:span><text:span text:style-name="T30">+</text:span><text:span text:style-name="T29">+</text:span><text:span text:style-name="T27">)</text:span></text:p>
                </table:table-cell>
                <table:table-cell table:style-name="Table8.A1" office:value-type="string">
                  <text:p text:style-name="P59">Author</text:p>
                </table:table-cell>
                <table:table-cell table:style-name="Table8.A1" office:value-type="string">
                  <text:p text:style-name="P6">2012 April</text:p>
                </table:table-cell>
              </table:table-row>
            </table:table>
            <text:p text:style-name="P16"><text:span text:style-name="T32"><text:s text:c="4"/>A NINJAM client specialized for team-streaming. Based on the original NINJAM Win32 source. <text:s/></text:span><text:span text:style-name="T38">(Win32)</text:span></text:p>
            <text:p text:style-name="P24"><text:a xlink:type="simple" xlink:href="https://github.com/bill-auger/teamstream" text:style-name="Internet_20_link" text:visited-style-name="Visited_20_Internet_20_Link"><text:span text:style-name="T51">https://github.com/bill-auger/teamstream</text:span></text:a></text:p>
            <text:p text:style-name="P36"/>
            <table:table table:name="Table14" table:style-name="Table14">
              <table:table-column table:style-name="Table14.A"/>
              <table:table-column table:style-name="Table14.B"/>
              <table:table-column table:style-name="Table14.C"/>
              <table:table-column table:style-name="Table14.D"/>
              <table:table-row>
                <table:table-cell office:value-type="string">
                  <text:p text:style-name="P69">Seaside Text Editor</text:p>
                </table:table-cell>
                <table:table-cell office:value-type="string">
                  <text:p text:style-name="P69">(Smalltalk)</text:p>
                </table:table-cell>
                <table:table-cell office:value-type="string">
                  <text:p text:style-name="P71"><text:bookmark-start text:name="__DdeLink__778_482012197"/>Squeaker<text:bookmark-end text:name="__DdeLink__778_482012197"/></text:p>
                </table:table-cell>
                <table:table-cell office:value-type="string">
                  <text:p text:style-name="P70">2012 January</text:p>
                </table:table-cell>
              </table:table-row>
            </table:table>
            <text:p text:style-name="P31">A web-based real-time multi-user collaborative text editor with voice chat. <text:s/>(seaside, web<text:span text:style-name="T58">RTC</text:span>)</text:p>
            <text:p text:style-name="P26"><text:a xlink:type="simple" xlink:href="http://mr-jonze.seasidehosting.st/ajaxtexteditor" text:style-name="Internet_20_link" text:visited-style-name="Visited_20_Internet_20_Link"><text:span text:style-name="T52">http://mr-jonze.seasidehosting.st/ajaxtexteditor</text:span></text:a></text:p>
            <text:p text:style-name="P30"/>
          </table:table-cell>
        </table:table-row>
      </table:table>
      <text:p text:style-name="P37"/>
      <text:p text:style-name="P42"/>
      <text:p text:style-name="P42"/>
      <text:p text:style-name="P42"/>
      <text:p text:style-name="P48"/>
      <text:p text:style-name="P48"><text:soft-page-break/></text:p>
      <text:p text:style-name="P48"/>
      <text:p text:style-name="P48"/>
      <text:p text:style-name="P48"/>
      <text:p text:style-name="P47">About the musical me:</text:p>
      <text:p text:style-name="P43"/>
      <text:p text:style-name="P38"><text:span text:style-name="T1"><text:s text:c="4"/>Bill performs what he refers to as an “eclectic ‘un’-set" of classic rock, blues, country, jazz, and traditional standards in his own unique "funkacoustic" interpretations; and is well </text:span><text:span text:style-name="T8">known in the online live music community for taking requests</text:span><text:span text:style-name="T1">. <text:s/>A genre unto himself, somewhere between Pat Boone and </text:span><text:span text:style-name="T7">Black Sabbath</text:span><text:span text:style-name="T1">; his "style" has been described as "Stevie Wonder meets James Taylor in the parking lot of a Pink Floyd concert".</text:span></text:p>
      <text:p text:style-name="P42"/>
      <text:p text:style-name="P42"><text:s text:c="4"/>His musical influences include Jim Croce, Bob Dylan, Jerry Garcia, Jeff Lynne, Roger Waters, Neil Young, Frank Zappa, at least 3 Beatles, and up to 4 Willburys (to name just a few); but his typical sets will equally butcher several genres.</text:p>
      <text:p text:style-name="P42"/>
      <text:p text:style-name="P42"/>
      <text:p text:style-name="P43">About the nerdy me:</text:p>
      <text:p text:style-name="P42"/>
      <text:p text:style-name="P37"><text:span text:style-name="T1"><text:s text:c="4"/>I got my first computer (a TI994A) as a young pup which may </text:span><text:span text:style-name="T8">be </text:span><text:span text:style-name="T1">some indication of my age (read: wisdom). <text:s/>When I was a schoolboy, I'm fairly certain that there was not a teacher within 50 miles who </text:span><text:span text:style-name="T8">could </text:span><text:span text:style-name="T1">find the power switch on a computer (they were usually in the back or underneath - true story) so I taught myself to program TI-Basic; which is as I figure the best way to learn anything. <text:s/>I </text:span><text:span text:style-name="T8">fondly</text:span><text:span text:style-name="T1"> remember the day when I told my math teacher about a computer program that I wrote to do my homework for me; which caused him to become noticeably perplexed as to whether this was deserving of extra credit or </text:span><text:span text:style-name="T8">disciplinary action</text:span><text:span text:style-name="T1">.</text:span></text:p>
      <text:p text:style-name="P42"/>
      <text:p text:style-name="P37"><text:span text:style-name="T1"><text:s text:c="4"/>Around the age of 20 I took a 2000 hour certificate course in Electronics / Computer Repair (covering the gamut from </text:span><text:span text:style-name="T8">chemistry</text:span><text:span text:style-name="T1"> to machine code); which gave me the background in hardware that proved to be invaluable once I began learning the C language.</text:span></text:p>
      <text:p text:style-name="P42"/>
      <text:p text:style-name="P39"><text:span text:style-name="T1"><text:s text:c="4"/>Once the wonderful world web came around, I immediately took an interest in HTML and Javascript. Then a</text:span><text:span text:style-name="T2">round 2003, </text:span><text:span text:style-name="T1">I </text:span><text:span text:style-name="T2">introduced myself into the wilderness of</text:span><text:span text:style-name="T1"> GNU/</text:span><text:span text:style-name="T2">L</text:span><text:span text:style-name="T1">inux; so bash scripting,</text:span><text:span text:style-name="T2"> system administration, </text:span><text:span text:style-name="T3">and network</text:span><text:span text:style-name="T9">ing</text:span><text:span text:style-name="T2"> </text:span><text:span text:style-name="T1">w</text:span><text:span text:style-name="T2">ere</text:span><text:span text:style-name="T1"> my next endeavor</text:span><text:span text:style-name="T2">s</text:span><text:span text:style-name="T1"> (</text:span><text:span text:style-name="T8">quite serendipitously really –</text:span><text:span text:style-name="T1"> </text:span><text:span text:style-name="T8">on the count of</text:span><text:span text:style-name="T1"> my Windows broke). <text:s/></text:span><text:span text:style-name="T3">T</text:span><text:span text:style-name="T1">hese </text:span><text:span text:style-name="T8">remained </text:span><text:span text:style-name="T1">mostly hobbies for me until recently </text:span><text:span text:style-name="T3">t</text:span><text:span text:style-name="T1">hough, </text:span><text:span text:style-name="T3">born of curiosity and the desire to have a</text:span><text:span text:style-name="T4">n adaptable and</text:span><text:span text:style-name="T3"> </text:span><text:span text:style-name="T4">resilient </text:span><text:span text:style-name="T3">comput</text:span><text:span text:style-name="T4">ing environment</text:span><text:span text:style-name="T1">.</text:span></text:p>
      <text:p text:style-name="P42"/>
      <text:p text:style-name="P40"><text:span text:style-name="T1"><text:s text:c="4"/>A</text:span><text:span text:style-name="T7">round 2008, </text:span><text:span text:style-name="T1">I decided to develop my long latent interest in programming more fully and began </text:span><text:span text:style-name="T5">familiarizing myself with</text:span><text:span text:style-name="T1"> other languages </text:span><text:span text:style-name="T5">and </text:span><text:span text:style-name="T1">paradigms (Smalltalk, PHP, C#, Ruby, and LSL) and </text:span><text:span text:style-name="T11">others </text:span><text:span text:style-name="T1">more recently thanks to </text:span><text:span text:style-name="T11">MOOCs such as</text:span><text:span text:style-name="T1"> edX and Coursera (Python, SML, Racket, ChucK, Oz, </text:span><text:span text:style-name="T8">Prolog, </text:span><text:span text:style-name="T5">Eiffel, and Haskell</text:span><text:span text:style-name="T1">). <text:s/></text:span><text:span text:style-name="T11">For the past few years, I have focused primarily on C++ applications and *nix systems administration.</text:span></text:p>
      <text:p text:style-name="P42"/>
      <text:p text:style-name="P41"><text:span text:style-name="T1"><text:s text:c="4"/>Of the languages </text:span><text:span text:style-name="T5">that </text:span><text:span text:style-name="T1">I've mentioned </text:span><text:span text:style-name="T5">above</text:span><text:span text:style-name="T1">, I would say that by far, the ones </text:span><text:span text:style-name="T11">which </text:span><text:span text:style-name="T1">to me were the most influential were Smalltalk and Racket. <text:s/></text:span><text:span text:style-name="T12">Studying Smalltalk, was something of an epiphany for me whereby </text:span><text:span text:style-name="T13">the intimidation of the mathematical rigor implicit in formal C programming instruction as well as the mystery of higher-level abstractions </text:span><text:span text:style-name="T12">dissolved at once. <text:s/>Self-consistent and liberated from rigorous syntax </text:span><text:span text:style-name="T14">and lower-level idiosynchosies</text:span><text:span text:style-name="T12">; this was the language that I wished </text:span><text:span text:style-name="T14">to have</text:span><text:span text:style-name="T12"> been able to learn first.</text:span><text:span text:style-name="T5"> <text:s/></text:span><text:span text:style-name="T1">One of the books that I read at the time was "The Joy of Smalltalk"; which at first, struck me as a bit of an overstatement; but within a few months, I found that title to be quite accurate. <text:s/>Finally, I had found a truly expressive language that seemed more musical than mathematical. <text:s/>Instead of being purely logical, it seemed sensible; and rather than a rigorous tool you had to 'learn' </text:span><text:span text:style-name="T16">rudimentarily by rote</text:span><text:span text:style-name="T1">, it was a nice, fuzzy, </text:span><text:span text:style-name="T16">supple </text:span><text:span text:style-name="T1">toy that </text:span><text:span text:style-name="T15">one</text:span><text:span text:style-name="T1"> could '</text:span><text:span text:style-name="T14">come to know</text:span><text:span text:style-name="T1">' intimately through creative experimentation. <text:s/>As I've heard it said: "Instead of writing code to make the machine happy, I could write code that made me happy.". <text:s/>That, more than anything I think, fueled my new found passion in programming and my eventual gravitation toward Ruby, Rails, and the Agile Methodology. <text:s/>Racket, I would like to give some 'props' as well for being a 'sensible' </text:span><text:span text:style-name="T6">and self-consistent</text:span><text:span text:style-name="T1"> language in the functional paradigm; which was a welcome change after </text:span><text:span text:style-name="T6">previously studying </text:span><text:span text:style-name="T1">SML. <text:s/>It was in learning Racket that I became comfortable in the functional paradigm and that I now actually like Javascript; now that I am no longer working it "against the grains", s</text:span><text:span text:style-name="T10">o to speak</text:span><text:span text:style-name="T1">. <text:s/></text:span><text:span text:style-name="T6">The functional programming class I was taking did not allude to this, but it was another of those ”</text:span><text:span text:style-name="T17">A</text:span><text:span text:style-name="T6">-hah” moments for me the day I realized, “Hey </text:span><text:span text:style-name="T17">now,</text:span><text:span text:style-name="T6"> Javascript is </text:span><text:span text:style-name="T7">actually just the ugly duckling of</text:span><text:span text:style-name="T6"> functional language</text:span><text:span text:style-name="T7">s</text:span><text:span text:style-name="T6">.”.</text:span></text:p>
      <text:p text:style-name="P42"/>
      <text:p text:style-name="P37"><text:span text:style-name="T1">In summary, I would say that if one is familiar with the similarities and differences between Java vs. Smalltalk and between an ML vs. a Lisp; and one can </text:span><text:span text:style-name="T7">appreciate</text:span><text:span text:style-name="T1"> </text:span><text:span text:style-name="T7">the elegance of </text:span><text:span text:style-name="T1">Smalltalk and Racket over their more obtuse counterparts; then much could be inferred "about me" and my general philosophy regarding </text:span><text:span text:style-name="T10">semantics</text:span><text:span text:style-name="T1"> </text:span><text:span text:style-name="T7">and style</text:span><text:span text:style-name="T1">. <text:s/>A propensity for <text:s/>“rocking out” is also helpful.</text:span></text:p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/>
    <style:font-face style:name="Trebuchet MS" svg:font-family="'Trebuchet MS'"/>
    <style:font-face style:name="Ubuntu Condensed" svg:font-family="'Ubuntu Condensed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_20_1" style:display-name="Heading 1" style:family="paragraph" style:parent-style-name="Standard" style:class="text">
      <style:paragraph-properties fo:margin-top="0.139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bullet-char="✔">
        <style:list-level-properties text:space-before="0.25in" text:min-label-width="0.25in"/>
        <style:text-properties style:font-name="StarSymbol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bullet text:level="3" text:style-name="List1Level2" text:bullet-char="■">
        <style:list-level-properties text:space-before="1.3748in" text:min-label-width="0.1252in"/>
      </text:list-level-style-bullet>
      <text:list-level-style-bullet text:level="4" text:style-name="List1Level3" text:bullet-char="●">
        <style:list-level-properties text:space-before="1.75in" text:min-label-width="0.25in"/>
      </text:list-level-style-bullet>
      <text:list-level-style-bullet text:level="5" text:style-name="List1Level4" text:bullet-char="○">
        <style:list-level-properties text:space-before="2.25in" text:min-label-width="0.25in"/>
      </text:list-level-style-bullet>
      <text:list-level-style-bullet text:level="6" text:style-name="List1Level5" text:bullet-char="■">
        <style:list-level-properties text:space-before="2.8748in" text:min-label-width="0.1252in"/>
      </text:list-level-style-bullet>
      <text:list-level-style-bullet text:level="7" text:style-name="List1Level6" text:bullet-char="●">
        <style:list-level-properties text:space-before="3.25in" text:min-label-width="0.25in"/>
      </text:list-level-style-bullet>
      <text:list-level-style-bullet text:level="8" text:style-name="List1Level7" text:bullet-char="○">
        <style:list-level-properties text:space-before="3.75in" text:min-label-width="0.25in"/>
      </text:list-level-style-bullet>
      <text:list-level-style-bullet text:level="9" text:style-name="List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7in" fo:margin-right="0.7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0.4$Linux_X86_64 LibreOffice_project/20m0$Build-4</meta:generator>
    <dc:title/>
    <meta:initial-creator/>
    <meta:editing-cycles>33</meta:editing-cycles>
    <dc:date>2016-09-01T17:03:24.428770212</dc:date>
    <meta:editing-duration>PT5H52M14S</meta:editing-duration>
    <meta:document-statistic meta:table-count="15" meta:image-count="0" meta:object-count="0" meta:page-count="3" meta:paragraph-count="108" meta:word-count="1250" meta:character-count="8428" meta:non-whitespace-character-count="7161"/>
  </office:meta>
</office:document-meta>
</file>